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0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10" style:family="table-cell" style:parent-style-name="Default" style:data-style-name="N4"/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453in" svg:x="0.2161in" svg:y="9.7567in">
            <draw:object draw:notify-on-update-of-ranges="Sheet1.A50:Sheet1.A50 Sheet1.A51:Sheet1.A54 Sheet1.H50:Sheet1.H50 Sheet1.H51:Sheet1.H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3" table:default-cell-style-name="ce13"/>
        <table:table-column table:style-name="co6" table:default-cell-style-name="Default"/>
        <table:table-column table:style-name="co3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1.17.0-a</text:p>
          </table:table-cell>
          <table:table-cell table:style-name="ce8"/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style-name="ce8"/>
          <table:table-cell/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6" table:number-rows-spanned="1">
            <text:p>standard</text:p>
          </table:table-cell>
          <table:covered-table-cell table:style-name="ce8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mod</text:p>
          </table:table-cell>
          <table:table-cell table:style-name="ce9" office:value-type="string" calcext:value-type="string">
            <text:p>fps</text:p>
          </table:table-cell>
          <table:table-cell table:style-name="ce12" office:value-type="string" calcext:value-type="string">
            <text:p>rdp fps</text:p>
          </table:table-cell>
          <table:table-cell table:style-name="ce9" office:value-type="string" calcext:value-type="string">
            <text:p>tps</text:p>
          </table:table-cell>
          <table:table-cell table:style-name="ce12" office:value-type="string" calcext:value-type="string">
            <text:p>rdp tps</text:p>
          </table:table-cell>
          <table:table-cell table:style-name="ce12" office:value-type="string" calcext:value-type="string">
            <text:p>rdp sum</text:p>
          </table:table-cell>
          <table:table-cell table:style-name="ce14"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80" calcext:value-type="float">
            <text:p>280</text:p>
          </table:table-cell>
          <table:table-cell table:style-name="ce13" table:formula="of:=[.B5]/[.B$5]-1" office:value-type="percentage" office:value="0" calcext:value-type="percentage">
            <text:p>0.00%</text:p>
          </table:table-cell>
          <table:table-cell office:value-type="float" office:value="152" calcext:value-type="float">
            <text:p>152</text:p>
          </table:table-cell>
          <table:table-cell table:style-name="ce13" table:formula="of:=[.D5]/[.D$5]-1" office:value-type="percentage" office:value="0" calcext:value-type="percentage">
            <text:p>0.00%</text:p>
          </table:table-cell>
          <table:table-cell table:formula="of:=[.E5]+[.C5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 default</text:p>
          </table:table-cell>
          <table:table-cell office:value-type="float" office:value="250" calcext:value-type="float">
            <text:p>250</text:p>
          </table:table-cell>
          <table:table-cell table:style-name="ce13" table:formula="of:=[.B6]/[.B$5]-1" office:value-type="percentage" office:value="-0.107142857142857" calcext:value-type="percentage">
            <text:p>-10.71%</text:p>
          </table:table-cell>
          <table:table-cell office:value-type="float" office:value="150" calcext:value-type="float">
            <text:p>150</text:p>
          </table:table-cell>
          <table:table-cell table:style-name="ce13" table:formula="of:=[.D6]/[.D$5]-1" office:value-type="percentage" office:value="-0.0131578947368421" calcext:value-type="percentage">
            <text:p>-1.32%</text:p>
          </table:table-cell>
          <table:table-cell table:formula="of:=[.E6]+[.C6]" office:value-type="percentage" office:value="-0.120300751879699" calcext:value-type="percentage">
            <text:p>-12.0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light</text:p>
          </table:table-cell>
          <table:table-cell office:value-type="float" office:value="280" calcext:value-type="float">
            <text:p>280</text:p>
          </table:table-cell>
          <table:table-cell table:style-name="ce13" table:formula="of:=[.B7]/[.B$5]-1" office:value-type="percentage" office:value="0" calcext:value-type="percentage">
            <text:p>0.00%</text:p>
          </table:table-cell>
          <table:table-cell office:value-type="float" office:value="150" calcext:value-type="float">
            <text:p>150</text:p>
          </table:table-cell>
          <table:table-cell table:style-name="ce13" table:formula="of:=[.D7]/[.D$5]-1" office:value-type="percentage" office:value="-0.0131578947368421" calcext:value-type="percentage">
            <text:p>-1.32%</text:p>
          </table:table-cell>
          <table:table-cell table:formula="of:=[.E7]+[.C7]" office:value-type="percentage" office:value="-0.0131578947368421" calcext:value-type="percentage">
            <text:p>-1.3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280" calcext:value-type="float">
            <text:p>280</text:p>
          </table:table-cell>
          <table:table-cell table:style-name="ce13" table:formula="of:=[.B8]/[.B$5]-1" office:value-type="percentage" office:value="0" calcext:value-type="percentage">
            <text:p>0.00%</text:p>
          </table:table-cell>
          <table:table-cell office:value-type="float" office:value="272" calcext:value-type="float">
            <text:p>272</text:p>
          </table:table-cell>
          <table:table-cell table:style-name="ce13" table:formula="of:=[.D8]/[.D$5]-1" office:value-type="percentage" office:value="0.789473684210526" calcext:value-type="percentage">
            <text:p>78.95%</text:p>
          </table:table-cell>
          <table:table-cell table:formula="of:=[.E8]+[.C8]" office:value-type="percentage" office:value="0.789473684210526" calcext:value-type="percentage">
            <text:p>78.9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720" calcext:value-type="float">
            <text:p>720</text:p>
          </table:table-cell>
          <table:table-cell table:style-name="ce13" table:formula="of:=[.B9]/[.B$5]-1" office:value-type="percentage" office:value="1.57142857142857" calcext:value-type="percentage">
            <text:p>157.14%</text:p>
          </table:table-cell>
          <table:table-cell office:value-type="float" office:value="151" calcext:value-type="float">
            <text:p>151</text:p>
          </table:table-cell>
          <table:table-cell table:style-name="ce13" table:formula="of:=[.D9]/[.D$5]-1" office:value-type="percentage" office:value="-0.00657894736842102" calcext:value-type="percentage">
            <text:p>-0.66%</text:p>
          </table:table-cell>
          <table:table-cell table:formula="of:=[.E9]+[.C9]" office:value-type="percentage" office:value="1.56484962406015" calcext:value-type="percentage">
            <text:p>156.4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dium + Sodium Extras (lowest)</text:p>
          </table:table-cell>
          <table:table-cell office:value-type="float" office:value="750" calcext:value-type="float">
            <text:p>750</text:p>
          </table:table-cell>
          <table:table-cell table:style-name="ce13" table:formula="of:=[.B10]/[.B$5]-1" office:value-type="percentage" office:value="1.67857142857143" calcext:value-type="percentage">
            <text:p>167.86%</text:p>
          </table:table-cell>
          <table:table-cell office:value-type="float" office:value="153" calcext:value-type="float">
            <text:p>153</text:p>
          </table:table-cell>
          <table:table-cell table:style-name="ce13" table:formula="of:=[.D10]/[.D$5]-1" office:value-type="percentage" office:value="0.00657894736842102" calcext:value-type="percentage">
            <text:p>0.66%</text:p>
          </table:table-cell>
          <table:table-cell table:formula="of:=[.E10]+[.C10]" office:value-type="percentage" office:value="1.68515037593985" calcext:value-type="percentage">
            <text:p>168.52%</text:p>
          </table:table-cell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rrain generation</text:p>
          </table:table-cell>
          <table:covered-table-cell table:style-name="ce8"/>
          <table:covered-table-cell/>
          <table:table-cell table:number-columns-repeated="1021"/>
        </table:table-row>
        <table:table-row table:style-name="ro1">
          <table:table-cell table:style-name="ce7" office:value-type="string" calcext:value-type="string">
            <text:p>mod</text:p>
          </table:table-cell>
          <table:table-cell table:style-name="ce7" office:value-type="string" calcext:value-type="string">
            <text:p>10k chunk time</text:p>
          </table:table-cell>
          <table:table-cell table:style-name="ce11" office:value-type="string" calcext:value-type="string">
            <text:p>cgps</text:p>
          </table:table-cell>
          <table:table-cell table:style-name="ce12" office:value-type="string" calcext:value-type="string">
            <text:p>rdp cg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367" calcext:value-type="float">
            <text:p>367</text:p>
          </table:table-cell>
          <table:table-cell table:formula="of:=10000/[.$B14]" office:value-type="float" office:value="27.2479564032698" calcext:value-type="float">
            <text:p>27.25</text:p>
          </table:table-cell>
          <table:table-cell table:style-name="ce13" table:formula="of:=[.C14]/[.C$14] -1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line default</text:p>
          </table:table-cell>
          <table:table-cell office:value-type="float" office:value="368" calcext:value-type="float">
            <text:p>368</text:p>
          </table:table-cell>
          <table:table-cell table:formula="of:=10000/[.$B15]" office:value-type="float" office:value="27.1739130434783" calcext:value-type="float">
            <text:p>27.17</text:p>
          </table:table-cell>
          <table:table-cell table:style-name="ce13" table:formula="of:=[.C15]/[.C$14] -1" office:value-type="percentage" office:value="-0.00271739130434778" calcext:value-type="percentage">
            <text:p>-0.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light</text:p>
          </table:table-cell>
          <table:table-cell office:value-type="float" office:value="190" calcext:value-type="float">
            <text:p>190</text:p>
          </table:table-cell>
          <table:table-cell table:formula="of:=10000/[.$B16]" office:value-type="float" office:value="52.6315789473684" calcext:value-type="float">
            <text:p>52.63</text:p>
          </table:table-cell>
          <table:table-cell table:style-name="ce13" table:formula="of:=[.C16]/[.C$14] -1" office:value-type="percentage" office:value="0.931578947368421" calcext:value-type="percentage">
            <text:p>93.1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339" calcext:value-type="float">
            <text:p>339</text:p>
          </table:table-cell>
          <table:table-cell table:formula="of:=10000/[.$B17]" office:value-type="float" office:value="29.4985250737463" calcext:value-type="float">
            <text:p>29.50</text:p>
          </table:table-cell>
          <table:table-cell table:style-name="ce13" table:formula="of:=[.C17]/[.C$14] -1" office:value-type="percentage" office:value="0.0825958702064897" calcext:value-type="percentage">
            <text:p>8.2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sphor</text:p>
          </table:table-cell>
          <table:table-cell/>
          <table:table-cell table:formula="of:=10000/[.$B18]" office:value-type="string" office:string-value="" calcext:value-type="error">
            <text:p>#DIV/0!</text:p>
          </table:table-cell>
          <table:table-cell table:style-name="ce13" table:formula="of:=[.C18]/[.C$15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ME</text:p>
          </table:table-cell>
          <table:table-cell office:value-type="float" office:value="316" calcext:value-type="float">
            <text:p>316</text:p>
          </table:table-cell>
          <table:table-cell table:formula="of:=10000/[.$B19]" office:value-type="float" office:value="31.6455696202532" calcext:value-type="float">
            <text:p>31.65</text:p>
          </table:table-cell>
          <table:table-cell table:style-name="ce13" table:formula="of:=[.C19]/[.C$15] -1" office:value-type="percentage" office:value="0.164556962025316" calcext:value-type="percentage">
            <text:p>16.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world Two</text:p>
          </table:table-cell>
          <table:table-cell/>
          <table:table-cell table:formula="of:=10000/[.$B20]" office:value-type="string" office:string-value="" calcext:value-type="error">
            <text:p>#DIV/0!</text:p>
          </table:table-cell>
          <table:table-cell table:style-name="ce13" table:formula="of:=[.C20]/[.C$15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x Terrain Generation</text:p>
          </table:table-cell>
          <table:table-cell/>
          <table:table-cell table:formula="of:=10000/[.$B21]" office:value-type="string" office:string-value="" calcext:value-type="error">
            <text:p>#DIV/0!</text:p>
          </table:table-cell>
          <table:table-cell table:style-name="ce13" table:formula="of:=[.C21]/[.C$15] -1" office:value-type="string" office:string-value="" calcext:value-type="error">
            <text:p>#DIV/0!</text:p>
          </table:table-cell>
          <table:table-cell table:style-name="ce11"/>
          <table:table-cell table:style-name="ce12"/>
          <table:table-cell table:style-name="ce7" table:number-columns-repeated="1018"/>
        </table:table-row>
        <table:table-row table:style-name="ro1">
          <table:table-cell table:style-name="Default"/>
          <table:table-cell/>
          <table:table-cell table:style-name="Default"/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furnace 100x</text:p>
          </table:table-cell>
          <table:covered-table-cell table:style-name="ce8"/>
          <table:covered-table-cell/>
          <table:table-cell/>
          <table:table-cell table:style-name="Default"/>
          <table:table-cell table:style-name="ce12"/>
          <table:table-cell table:number-columns-repeated="1018"/>
        </table:table-row>
        <table:table-row table:style-name="ro1">
          <table:table-cell table:style-name="ce7" office:value-type="string" calcext:value-type="string">
            <text:p>mod</text:p>
          </table:table-cell>
          <table:table-cell table:style-name="ce9" office:value-type="string" calcext:value-type="string">
            <text:p>tps</text:p>
          </table:table-cell>
          <table:table-cell table:style-name="ce12" office:value-type="string" calcext:value-type="string">
            <text:p>rdp tps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131" calcext:value-type="float">
            <text:p>131</text:p>
          </table:table-cell>
          <table:table-cell table:style-name="ce13" table:formula="of:=[.B25]/[.B$25]-1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ipe Cache</text:p>
          </table:table-cell>
          <table:table-cell office:value-type="float" office:value="143" calcext:value-type="float">
            <text:p>143</text:p>
          </table:table-cell>
          <table:table-cell table:style-name="ce13" table:formula="of:=[.B26]/[.B$25]-1" office:value-type="percentage" office:value="0.0916030534351144" calcext:value-type="percentage">
            <text:p>9.16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chest peaceful void spectator /fill ~1 ~ ~ ~9 ~8 ~8 chest destroy</text:p>
          </table:table-cell>
          <table:covered-table-cell table:style-name="ce8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mod</text:p>
          </table:table-cell>
          <table:table-cell table:style-name="ce9" office:value-type="string" calcext:value-type="string">
            <text:p>fps</text:p>
          </table:table-cell>
          <table:table-cell table:style-name="ce12" office:value-type="string" calcext:value-type="string">
            <text:p>rdp 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17" calcext:value-type="float">
            <text:p>217</text:p>
          </table:table-cell>
          <table:table-cell table:style-name="ce13" table:formula="of:=[.B30]/[.B$30]-1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510" calcext:value-type="float">
            <text:p>510</text:p>
          </table:table-cell>
          <table:table-cell table:style-name="ce13" table:formula="of:=[.B31]/[.B$30]-1" office:value-type="percentage" office:value="1.35023041474654" calcext:value-type="percentage">
            <text:p>135.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dium + Enhanced Block Entities</text:p>
          </table:table-cell>
          <table:table-cell office:value-type="float" office:value="1100" calcext:value-type="float">
            <text:p>1100</text:p>
          </table:table-cell>
          <table:table-cell table:style-name="ce13" table:formula="of:=[.B32]/[.B$30]-1" office:value-type="percentage" office:value="4.06912442396313" calcext:value-type="percentage">
            <text:p>406.9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dium + Indium + Enhanced Block Entities</text:p>
          </table:table-cell>
          <table:table-cell office:value-type="float" office:value="140" calcext:value-type="float">
            <text:p>140</text:p>
          </table:table-cell>
          <table:table-cell table:style-name="ce13" table:formula="of:=[.B33]/[.B$30]-1" office:value-type="percentage" office:value="-0.354838709677419" calcext:value-type="percentage">
            <text:p>-35.48%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startup</text:p>
          </table:table-cell>
          <table:covered-table-cell table:style-name="ce8"/>
          <table:covered-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mod</text:p>
          </table:table-cell>
          <table:table-cell table:style-name="ce15" office:value-type="string" calcext:value-type="string">
            <text:p>time</text:p>
          </table:table-cell>
          <table:table-cell table:style-name="ce22" office:value-type="string" calcext:value-type="string">
            <text:p>rdp 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16" office:value-type="float" office:value="24.3" calcext:value-type="float">
            <text:p>24.3</text:p>
          </table:table-cell>
          <table:table-cell table:style-name="ce21" table:formula="of:=[.B37]/[.B$37] 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Fade</text:p>
          </table:table-cell>
          <table:table-cell table:style-name="ce16" office:value-type="float" office:value="23" calcext:value-type="float">
            <text:p>23.0</text:p>
          </table:table-cell>
          <table:table-cell table:style-name="ce21" table:formula="of:=[.B38]/[.B$37] -1" office:value-type="percentage" office:value="-0.0534979423868313" calcext:value-type="percentage">
            <text:p>-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zy DFU</text:p>
          </table:table-cell>
          <table:table-cell table:style-name="ce16" office:value-type="float" office:value="16" calcext:value-type="float">
            <text:p>16.0</text:p>
          </table:table-cell>
          <table:table-cell table:style-name="ce21" table:formula="of:=[.B39]/[.B$37] -1" office:value-type="percentage" office:value="-0.34156378600823" calcext:value-type="percentage">
            <text:p>-3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loader</text:p>
          </table:table-cell>
          <table:table-cell office:value-type="float" office:value="17.1" calcext:value-type="float">
            <text:p>17.1</text:p>
          </table:table-cell>
          <table:table-cell table:style-name="ce21" table:formula="of:=[.B40]/[.B$37] -1" office:value-type="percentage" office:value="-0.296296296296296" calcext:value-type="percentage">
            <text:p>-30%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texture refresh (f3 + t)</text:p>
          </table:table-cell>
          <table:covered-table-cell table:style-name="ce8"/>
          <table:covered-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mod</text:p>
          </table:table-cell>
          <table:table-cell table:style-name="ce15" office:value-type="string" calcext:value-type="string">
            <text:p>time</text:p>
          </table:table-cell>
          <table:table-cell table:style-name="ce22" office:value-type="string" calcext:value-type="string">
            <text:p>rdp 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16" office:value-type="float" office:value="5.5" calcext:value-type="float">
            <text:p>5.5</text:p>
          </table:table-cell>
          <table:table-cell table:style-name="ce21" table:formula="of:=[.B44]/[.B$44] 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Fade</text:p>
          </table:table-cell>
          <table:table-cell table:style-name="ce16" office:value-type="float" office:value="4.1" calcext:value-type="float">
            <text:p>4.1</text:p>
          </table:table-cell>
          <table:table-cell table:style-name="ce21" table:formula="of:=[.B45]/[.B$44] -1" office:value-type="percentage" office:value="-0.254545454545455" calcext:value-type="percentage">
            <text:p>-2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zy DFU</text:p>
          </table:table-cell>
          <table:table-cell table:style-name="ce16" office:value-type="float" office:value="5.6" calcext:value-type="float">
            <text:p>5.6</text:p>
          </table:table-cell>
          <table:table-cell table:style-name="ce21" table:formula="of:=[.B46]/[.B$44] -1" office:value-type="percentage" office:value="0.0181818181818181" calcext:value-type="percentage">
            <text:p>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loader</text:p>
          </table:table-cell>
          <table:table-cell office:value-type="float" office:value="1.6" calcext:value-type="float">
            <text:p>1.6</text:p>
          </table:table-cell>
          <table:table-cell table:style-name="ce21" table:formula="of:=[.B47]/[.B$44] -1" office:value-type="percentage" office:value="-0.709090909090909" calcext:value-type="percentage">
            <text:p>-71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compound benchmark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20" office:value-type="string" calcext:value-type="string">
            <text:p>fps</text:p>
          </table:table-cell>
          <table:table-cell table:style-name="ce22" office:value-type="string" calcext:value-type="string">
            <text:p>rdp fps</text:p>
          </table:table-cell>
          <table:table-cell table:style-name="ce20" office:value-type="string" calcext:value-type="string">
            <text:p>tps</text:p>
          </table:table-cell>
          <table:table-cell table:style-name="ce22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22" office:value-type="string" calcext:value-type="string">
            <text:p>rdp 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float" office:value="280" calcext:value-type="float">
            <text:p>280</text:p>
          </table:table-cell>
          <table:table-cell table:style-name="ce21" table:formula="of:=[.B51]/[.B$51]-1" office:value-type="percentage" office:value="0" calcext:value-type="percentage">
            <text:p>0%</text:p>
          </table:table-cell>
          <table:table-cell table:style-name="ce8" office:value-type="float" office:value="152" calcext:value-type="float">
            <text:p>152</text:p>
          </table:table-cell>
          <table:table-cell table:style-name="ce21" table:formula="of:=[.D51]/[.D$51]-1" office:value-type="percentage" office:value="0" calcext:value-type="percentage">
            <text:p>0%</text:p>
          </table:table-cell>
          <table:table-cell table:style-name="Default" office:value-type="float" office:value="2900" calcext:value-type="float">
            <text:p>2900</text:p>
          </table:table-cell>
          <table:table-cell table:style-name="ce21" table:formula="of:=[.F$51]/[.F51]-1" office:value-type="percentage" office:value="0" calcext:value-type="percentage">
            <text:p>0%</text:p>
          </table:table-cell>
          <table:table-cell table:style-name="ce21" table:formula="of:=[.C51]+[.G51]+[.E51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F</text:p>
          </table:table-cell>
          <table:table-cell office:value-type="float" office:value="820" calcext:value-type="float">
            <text:p>820</text:p>
          </table:table-cell>
          <table:table-cell table:style-name="ce21" table:formula="of:=[.B52]/[.B$51]-1" office:value-type="percentage" office:value="1.92857142857143" calcext:value-type="percentage">
            <text:p>193%</text:p>
          </table:table-cell>
          <table:table-cell office:value-type="float" office:value="373" calcext:value-type="float">
            <text:p>373</text:p>
          </table:table-cell>
          <table:table-cell table:style-name="ce21" table:formula="of:=[.D52]/[.D$51]-1" office:value-type="percentage" office:value="1.45394736842105" calcext:value-type="percentage">
            <text:p>145%</text:p>
          </table:table-cell>
          <table:table-cell table:style-name="Default" office:value-type="float" office:value="2600" calcext:value-type="float">
            <text:p>2600</text:p>
          </table:table-cell>
          <table:table-cell table:style-name="ce21" table:formula="of:=[.F$51]/[.F52]-1" office:value-type="percentage" office:value="0.115384615384615" calcext:value-type="percentage">
            <text:p>12%</text:p>
          </table:table-cell>
          <table:table-cell table:style-name="ce21" table:formula="of:=[.C52]+[.G52]+[.E52]" office:value-type="percentage" office:value="3.4979034123771" calcext:value-type="percentage">
            <text:p>3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4 – FaF</text:p>
          </table:table-cell>
          <table:table-cell office:value-type="float" office:value="95" calcext:value-type="float">
            <text:p>95</text:p>
          </table:table-cell>
          <table:table-cell table:style-name="ce21" table:formula="of:=[.B53]/[.B$51]-1" office:value-type="percentage" office:value="-0.660714285714286" calcext:value-type="percentage">
            <text:p>-66%</text:p>
          </table:table-cell>
          <table:table-cell office:value-type="float" office:value="95" calcext:value-type="float">
            <text:p>95</text:p>
          </table:table-cell>
          <table:table-cell table:style-name="ce21" table:formula="of:=[.D53]/[.D$51]-1" office:value-type="percentage" office:value="-0.375" calcext:value-type="percentage">
            <text:p>-38%</text:p>
          </table:table-cell>
          <table:table-cell table:style-name="Default" office:value-type="float" office:value="3300" calcext:value-type="float">
            <text:p>3300</text:p>
          </table:table-cell>
          <table:table-cell table:style-name="ce21" table:formula="of:=[.F$51]/[.F53]-1" office:value-type="percentage" office:value="-0.121212121212121" calcext:value-type="percentage">
            <text:p>-12%</text:p>
          </table:table-cell>
          <table:table-cell table:style-name="ce21" table:formula="of:=[.C53]+[.G53]+[.E53]" office:value-type="percentage" office:value="-1.15692640692641" calcext:value-type="percentage">
            <text:p>-11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4 + FaF</text:p>
          </table:table-cell>
          <table:table-cell office:value-type="float" office:value="690" calcext:value-type="float">
            <text:p>690</text:p>
          </table:table-cell>
          <table:table-cell table:style-name="ce21" table:formula="of:=[.B54]/[.B$51]-1" office:value-type="percentage" office:value="1.46428571428571" calcext:value-type="percentage">
            <text:p>146%</text:p>
          </table:table-cell>
          <table:table-cell office:value-type="float" office:value="200" calcext:value-type="float">
            <text:p>200</text:p>
          </table:table-cell>
          <table:table-cell table:style-name="ce21" table:formula="of:=[.D54]/[.D$51]-1" office:value-type="percentage" office:value="0.315789473684211" calcext:value-type="percentage">
            <text:p>32%</text:p>
          </table:table-cell>
          <table:table-cell table:style-name="Default" office:value-type="float" office:value="2400" calcext:value-type="float">
            <text:p>2400</text:p>
          </table:table-cell>
          <table:table-cell table:style-name="ce21" table:formula="of:=[.F$51]/[.F54]-1" office:value-type="percentage" office:value="0.208333333333333" calcext:value-type="percentage">
            <text:p>21%</text:p>
          </table:table-cell>
          <table:table-cell table:style-name="ce21" table:formula="of:=[.C54]+[.G54]+[.E54]" office:value-type="percentage" office:value="1.98840852130326" calcext:value-type="percentage">
            <text:p>199%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7:02:34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0:35:37.045000000</meta:creation-date>
    <meta:generator>LibreOffice/7.1.2.2$Windows_X86_64 LibreOffice_project/8a45595d069ef5570103caea1b71cc9d82b2aae4</meta:generator>
    <dc:date>2021-07-20T18:38:44.613000000</dc:date>
    <meta:editing-duration>PT45M57S</meta:editing-duration>
    <meta:editing-cycles>8</meta:editing-cycles>
    <meta:document-statistic meta:table-count="1" meta:cell-count="17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4.343cm" svg:y="0.316cm" chart:style-name="ch2">
          <text:p>FaF Performance Relative to Vanilla</text:p>
        </chart:title>
        <chart:plot-area chart:style-name="ch3" table:cell-range-address="Sheet1.A50:Sheet1.A54 Sheet1.H50:Sheet1.H54" chart:data-source-has-labels="both" svg:x="1.33cm" svg:y="1.275cm" svg:width="14.348cm" svg:height="7.551cm">
          <chart:coordinate-region svg:x="2.56cm" svg:y="1.474cm" svg:width="13.118cm" svg:height="6.705cm"/>
          <chart:axis chart:dimension="x" chart:name="primary-x" chart:style-name="ch4" chartooo:axis-type="auto">
            <chartooo:date-scale/>
            <chart:categories table:cell-range-address="Sheet1.A51:Sheet1.A54"/>
          </chart:axis>
          <chart:axis chart:dimension="y" chart:name="primary-y" chart:style-name="ch5">
            <chart:title svg:x="0.451cm" svg:y="7.991cm" chart:style-name="ch6">
              <text:p>Sum of Relative Performance Difference</text:p>
            </chart:title>
            <chart:grid chart:style-name="ch7" chart:class="major"/>
          </chart:axis>
          <chart:series chart:style-name="ch8" chart:values-cell-range-address="Sheet1.H51:Sheet1.H54" chart:label-cell-address="Sheet1.H50:Sheet1.H5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p sum</text:p>
                <draw:g>
                  <svg:desc>Sheet1.H50:Sheet1.H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nilla</text:p>
                <draw:g>
                  <svg:desc>Sheet1.A51:Sheet1.A54</svg:desc>
                </draw:g>
              </table:table-cell>
              <table:table-cell office:value-type="float" office:value="0">
                <text:p>0</text:p>
                <draw:g>
                  <svg:desc>Sheet1.H51:Sheet1.H54</svg:desc>
                </draw:g>
              </table:table-cell>
            </table:table-row>
            <table:table-row>
              <table:table-cell office:value-type="string">
                <text:p>FaF</text:p>
              </table:table-cell>
              <table:table-cell office:value-type="float" office:value="3.4979034123771">
                <text:p>3.4979034123771</text:p>
              </table:table-cell>
            </table:table-row>
            <table:table-row>
              <table:table-cell office:value-type="string">
                <text:p>AoF4 – FaF</text:p>
              </table:table-cell>
              <table:table-cell office:value-type="float" office:value="-1.15692640692641">
                <text:p>-1.15692640692641</text:p>
              </table:table-cell>
            </table:table-row>
            <table:table-row>
              <table:table-cell office:value-type="string">
                <text:p>AoF4 + FaF</text:p>
              </table:table-cell>
              <table:table-cell office:value-type="float" office:value="1.98840852130326">
                <text:p>1.98840852130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